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, Arial, sans-serif"/>
    <style:font-face style:name="Helvetica" svg:font-family="Helvetic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771ee"/>
    </style:style>
    <style:style style:name="T1" style:family="text">
      <style:text-properties officeooo:rsid="001771e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71ee"/>
    </style:style>
    <style:style style:name="T4" style:family="text">
      <style:text-properties fo:language="en" fo:country="US" officeooo:rsid="00192a29"/>
    </style:style>
    <style:style style:name="T5" style:family="text">
      <style:text-properties fo:language="el" fo:country="GR" officeooo:rsid="001771ee"/>
    </style:style>
    <style:style style:name="T6" style:family="text">
      <style:text-properties fo:language="el" fo:country="GR" officeooo:rsid="00192a29"/>
    </style:style>
    <style:style style:name="T7" style:family="text">
      <style:text-properties fo:language="el" fo:country="GR" officeooo:rsid="001bd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Τρισδιάστατα μοντέλα που κατασκευάστηκαν στον 3Δ εκτυπωτή του ομίλου και αξιοποιήθηκαν στην κατασκευή των οχημάτων:</text:p>
      <text:list xml:id="list2885639297" text:style-name="L1">
        <text:list-item>
          <text:p text:style-name="P1"><text:span text:style-name="T1">Servo mount bracket by atoomnet - </text:span><text:a xlink:type="simple" xlink:href="https://www.thingiverse.com/thing:1310167" text:style-name="Internet_20_link" text:visited-style-name="Visited_20_Internet_20_Link">https://www.thingiverse.com/thing:1310167</text:a> <text:line-break/><text:span text:style-name="T5">Το χρησιμοποιήσαμε για να στερεώσουμε τους κινητήρες σέρβο (μαχαίρι και διασκορπιστής αλατιού) στ</text:span><text:span text:style-name="T6">α</text:span><text:span text:style-name="T5"> </text:span><text:span text:style-name="T7">οχήματα</text:span><text:span text:style-name="T5"> μας.</text:span></text:p>
        </text:list-item>
        <text:list-item>
          <text:p text:style-name="P1"><text:span text:style-name="T5">Snow Plow for a RC Car or Truck by reedwc - </text:span><text:a xlink:type="simple" xlink:href="https://www.thingiverse.com/thing:2014767" text:style-name="Internet_20_link" text:visited-style-name="Visited_20_Internet_20_Link">https://www.thingiverse.com/thing:2014767</text:a><text:span text:style-name="T5"> <text:line-break/>Το χρησιμοποιήσαμε για να κατασκευάσουμε το μαχαίρι απομάκρυνσης του χιονιού.</text:span></text:p>
        </text:list-item>
        <text:list-item>
          <text:p text:style-name="P1"><text:span text:style-name="T5">Snow plow Arm </text:span><text:span text:style-name="T3">by ioarvanit - </text:span><text:a xlink:type="simple" xlink:href="https://www.tinkercad.com/things/2YXBnRZX18u" text:style-name="Internet_20_link" text:visited-style-name="Visited_20_Internet_20_Link">https://www.tinkercad.com/things/2YXBnRZX18u</text:a><text:span text:style-name="T3"> <text:line-break/></text:span><text:span text:style-name="T5">Τροποποίηση του βραχίονα του </text:span><text:span text:style-name="T3">Snow Plow for a RC Car or Truck </text:span><text:span text:style-name="T5">για καλύτερη </text:span><text:span text:style-name="T6">λειτουργία</text:span><text:span text:style-name="T5">.</text:span></text:p>
        </text:list-item>
        <text:list-item>
          <text:p text:style-name="P1"><text:span text:style-name="T5">5v Stepper Motor Mount and Auger </text:span><text:span text:style-name="T3">by TeamKRF - </text:span><text:a xlink:type="simple" xlink:href="https://www.thingiverse.com/thing:2797002" text:style-name="Internet_20_link" text:visited-style-name="Visited_20_Internet_20_Link">https://www.thingiverse.com/thing:2797002</text:a><text:span text:style-name="T3"> <text:line-break/></text:span><text:span text:style-name="T5">Αποτέλεσε το σύστημα μεταφοράς του αλατιού από την δεξαμενή στον διασκορπιστή </text:span><text:span text:style-name="T6">για το όχημα </text:span><text:span text:style-name="T4">4WD, </text:span><text:span text:style-name="T6">ενώ στο 2ο όχημα μας χρησιμοποιήσαμε μόνο τον ατέρμονα κοχλία, αφού είχαμε κατασκευάσει την δεξαμενή με μακετόχαρτο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1" svg:font-family="Helvetica, Arial, sans-serif"/>
    <style:font-face style:name="Helvetica" svg:font-family="Helvetic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0:50:56.312000000</meta:creation-date>
    <dc:date>2019-04-24T21:06:38.254000000</dc:date>
    <meta:editing-duration>PT4M30S</meta:editing-duration>
    <meta:editing-cycles>3</meta:editing-cycles>
    <meta:generator>LibreOffice/6.1.3.2$Windows_x86 LibreOffice_project/86daf60bf00efa86ad547e59e09d6bb77c699acb</meta:generator>
    <meta:document-statistic meta:table-count="0" meta:image-count="0" meta:object-count="0" meta:page-count="1" meta:paragraph-count="5" meta:word-count="127" meta:character-count="932" meta:non-whitespace-character-count="810"/>
  </office:meta>
</office:document-meta>
</file>